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7.835cm"/>
    </style:style>
    <style:style style:name="co3" style:family="table-column">
      <style:table-column-properties fo:break-before="auto" style:column-width="4.26cm"/>
    </style:style>
    <style:style style:name="co4" style:family="table-column">
      <style:table-column-properties fo:break-before="auto" style:column-width="16.166cm"/>
    </style:style>
    <style:style style:name="co5" style:family="table-column">
      <style:table-column-properties fo:break-before="auto" style:column-width="7.7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0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1018" table:default-cell-style-name="ce10"/>
        <table:table-row table:style-name="ro1">
          <table:table-cell table:style-name="ce3" office:value-type="string" calcext:value-type="string" table:number-columns-spanned="6" table:number-rows-spanned="1">
            <text:p>Sprint Backlog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Estimativa de esforço</text:p>
          </table:table-cell>
          <table:table-cell table:style-name="ce2" office:value-type="string" calcext:value-type="string">
            <text:p>Critério de aceitação</text:p>
          </table:table-cell>
          <table:table-cell table:style-name="ce2" office:value-type="string" calcext:value-type="string">
            <text:p>Teste de aceitaçã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0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tualização do protótipo com mapa interativo dos laboratórios.</text:p>
          </table:table-cell>
          <table:table-cell table:style-name="ce2"/>
          <table:table-cell table:style-name="ce4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US0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mplementação do mapa interativo do laboratório na página “reportar”.</text:p>
          </table:table-cell>
          <table:table-cell table:style-name="ce2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ágina restrita aos técnicos de edição dos mapas dos laboratórios.</text:p>
          </table:table-cell>
          <table:table-cell table:style-name="ce2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Opções de input para o técnico realizar observações acerca da resolução do problema.</text:p>
          </table:table-cell>
          <table:table-cell table:style-name="ce2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ova consulta com usuários para obter sugestões de melhoria do layout/usabilidade.</text:p>
          </table:table-cell>
          <table:table-cell table:style-name="ce2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eixar plataforma responsiva.</text:p>
          </table:table-cell>
          <table:table-cell table:style-name="ce2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0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tualização do visual da página.</text:p>
          </table:table-cell>
          <table:table-cell table:style-name="ce2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S0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mplementação da página de edição de laboratórios para o técnico.</text:p>
          </table:table-cell>
          <table:table-cell table:style-name="ce2"/>
          <table:table-cell table:style-name="ce4" table:number-columns-repeated="2"/>
          <table:table-cell table:number-columns-repeated="1018"/>
        </table:table-row>
        <table:table-row table:style-name="ro1" table:number-rows-repeated="6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7"/>
          <table:table-cell table:number-columns-repeated="1018"/>
        </table:table-row>
        <table:table-row table:style-name="ro1" table:number-rows-repeated="2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8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81">
          <table:table-cell table:style-name="Default" table:number-columns-repeated="1024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dc:description/>
    <dc:subject/>
    <meta:initial-creator>Alita Amancio</meta:initial-creator>
    <meta:creation-date>2022-10-09T16:17:16Z</meta:creation-date>
    <dc:date>2022-10-21T10:47:56.748240118</dc:date>
    <meta:editing-duration>PT18M17S</meta:editing-duration>
    <meta:editing-cycles>4</meta:editing-cycles>
    <meta:document-statistic meta:table-count="1" meta:cell-count="31" meta:object-count="0"/>
    <meta:user-defined meta:name="ContentTypeId">0x010100D5ACF3D47672DA4E95C44B990DAAA525</meta:user-defined>
  </office:meta>
</office:document-meta>
</file>